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20055E31CE4BDB7F53.png" manifest:media-type="image/png"/>
  <manifest:file-entry manifest:full-path="Pictures/100002010000050000000320E057C4AD1111399F.png" manifest:media-type="image/png"/>
  <manifest:file-entry manifest:full-path="Pictures/10000201000005000000032047754DE6F43F72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ownload data temperatur at 2 m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25.198cm" svg:height="15.749cm" svg:x="1.439cm" svg:y="0.032cm">
          <draw:image xlink:href="Pictures/100002010000050000000320E057C4AD1111399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5.198cm" svg:height="15.749cm" svg:x="1.439cm" svg:y="0.032cm">
          <draw:image xlink:href="Pictures/10000201000005000000032047754DE6F43F723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5.198cm" svg:height="15.749cm" svg:x="1.439cm" svg:y="0.032cm">
          <draw:image xlink:href="Pictures/100002010000050000000320055E31CE4BDB7F5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1:05:58.888055814</meta:creation-date>
    <dc:date>2019-04-02T11:09:05.980114105</dc:date>
    <meta:editing-duration>PT3M14S</meta:editing-duration>
    <meta:editing-cycles>1</meta:editing-cycles>
    <meta:document-statistic meta:object-count="40"/>
    <meta:generator>LibreOffice/6.0.7.3$Linux_X86_64 LibreOffice_project/00m0$Build-3</meta:generator>
  </office:meta>
</office:document-meta>
</file>